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d43c" officeooo:paragraph-rsid="0007d43c"/>
    </style:style>
    <style:style style:name="P2" style:family="paragraph" style:parent-style-name="Standard">
      <style:paragraph-properties fo:text-align="end" style:justify-single-word="false"/>
      <style:text-properties fo:font-size="14pt" officeooo:rsid="0007d43c" officeooo:paragraph-rsid="0007d43c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7d43c" officeooo:paragraph-rsid="0007d43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273f" officeooo:paragraph-rsid="0008273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c2ab3" officeooo:paragraph-rsid="000c2ab3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9f0b3"/>
    </style:style>
    <style:style style:name="T4" style:family="text">
      <style:text-properties officeooo:rsid="000b6a36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0c2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6-G Majithia Enclave,</text:p>
      <text:p text:style-name="P2">Patiala.</text:p>
      <text:p text:style-name="P2"/>
      <text:p text:style-name="P2">January 15<text:span text:style-name="T1">th</text:span> 2021</text:p>
      <text:p text:style-name="P2"/>
      <text:p text:style-name="P3">Mr. Adarsh Rao,</text:p>
      <text:p text:style-name="P3">#56 Ikeya Corner,</text:p>
      <text:p text:style-name="P3">Bangalore.</text:p>
      <text:p text:style-name="P3">+91 9845402182</text:p>
      <text:p text:style-name="P1"><text:a xlink:type="simple" xlink:href="mailto:ar832068@student.nitw.ac.in" text:style-name="Internet_20_link" text:visited-style-name="Visited_20_Internet_20_Link"><text:span text:style-name="T5">ar832068@student.nitw.ac.in</text:span></text:a></text:p>
      <text:p text:style-name="P3"/>
      <text:p text:style-name="P3">Dear Adarsh,</text:p>
      <text:p text:style-name="P3"/>
      <text:p text:style-name="P4">I am interested in applying for the position of Junior Software Architect. After seeing your advertisement i realised that I am the perfect choice for that position. I <text:span text:style-name="T3">believe in the vision</text:span> of your company <text:span text:style-name="T3">and I hope my qualifications will meet your company’s requirements. </text:span></text:p>
      <text:p text:style-name="P4"/>
      <text:p text:style-name="P4">I have prior experience in working with AI <text:span text:style-name="T3">and I also have used SQL based database management systems. </text:span><text:span text:style-name="T4">I am familiar with quite a number of languages like C++, Python, Java, HTML/CSS. I have closely worked with other coding enthusiasts on a number of projects like Virtual Assistant and covid-19 chatbot. Being an executive in robotics club helped me </text:span><text:span text:style-name="T6">improve</text:span><text:span text:style-name="T4"> </text:span><text:span text:style-name="T6">collaborative skills and leadership qualities</text:span><text:span text:style-name="T4">.</text:span></text:p>
      <text:p text:style-name="P4"/>
      <text:p text:style-name="P5">Working with your company will help me gain experience in the industry and i will be able to work with one among the best people in the industry. This will give a huge boost to my career. I guarantee you that I will give my best and will try to be an asset for your company. I have attached my CV along with this letter.</text:p>
      <text:p text:style-name="P5"/>
      <text:p text:style-name="P5">Yours faithfully,</text:p>
      <text:p text:style-name="P5">Gurkirat Singh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0:21:39.277090292</meta:creation-date>
    <dc:date>2021-01-15T01:31:32.248036431</dc:date>
    <meta:editing-duration>PT9M4S</meta:editing-duration>
    <meta:editing-cycles>1</meta:editing-cycles>
    <meta:document-statistic meta:table-count="0" meta:image-count="0" meta:object-count="0" meta:page-count="1" meta:paragraph-count="14" meta:word-count="198" meta:character-count="1172" meta:non-whitespace-character-count="987"/>
    <meta:generator>LibreOffice/6.4.6.2$Linux_X86_64 LibreOffice_project/40$Build-2</meta:generator>
  </office:meta>
</office:document-meta>
</file>